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fo:font-weight="bold" officeooo:rsid="00227cbd" officeooo:paragraph-rsid="002290f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32pt" style:text-underline-style="solid" style:text-underline-width="auto" style:text-underline-color="font-color" fo:font-weight="bold" officeooo:rsid="00227cbd" fo:background-color="#9900ff" style:font-size-asian="28pt" style:font-weight-asian="bold" style:font-size-complex="32pt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227cbd" officeooo:paragraph-rsid="00227cbd" fo:background-color="#9900ff" style:font-size-asian="28pt" style:font-weight-asian="bold" style:font-size-complex="32pt" style:font-weight-complex="bold"/>
    </style:style>
    <style:style style:name="P4" style:family="paragraph" style:parent-style-name="Standard">
      <style:text-properties fo:font-size="32pt" style:text-underline-style="solid" style:text-underline-width="auto" style:text-underline-color="font-color" fo:font-weight="bold" officeooo:rsid="00227cbd" officeooo:paragraph-rsid="002290fc" fo:background-color="#9900ff" style:font-size-asian="28pt" style:font-weight-asian="bold" style:font-size-complex="32pt" style:font-weight-complex="bold"/>
    </style:style>
    <style:style style:name="P5" style:family="paragraph" style:parent-style-name="Standard">
      <style:text-properties style:use-window-font-color="true" fo:font-size="32pt" style:text-underline-style="solid" style:text-underline-width="auto" style:text-underline-color="font-color" fo:font-weight="bold" officeooo:rsid="002290fc" officeooo:paragraph-rsid="002290fc" fo:background-color="#9900ff" style:font-size-asian="28pt" style:font-weight-asian="bold" style:font-size-complex="32pt" style:font-weight-complex="bold"/>
    </style:style>
    <style:style style:name="P6" style:family="paragraph">
      <style:text-properties fo:font-size="12pt"/>
    </style:style>
    <style:style style:name="P7" style:family="paragraph">
      <loext:graphic-properties draw:fill-color="#0000ff"/>
    </style:style>
    <style:style style:name="P8" style:family="paragraph">
      <loext:graphic-properties draw:fill-color="#00331a"/>
    </style:style>
    <style:style style:name="P9" style:family="paragraph">
      <style:paragraph-properties fo:text-align="center"/>
    </style:style>
    <style:style style:name="P10" style:family="paragraph">
      <loext:graphic-properties draw:fill-color="#66ff00"/>
    </style:style>
    <style:style style:name="P11" style:family="paragraph">
      <loext:graphic-properties draw:fill-color="#3333ff"/>
    </style:style>
    <style:style style:name="P12" style:family="paragraph">
      <loext:graphic-properties draw:fill-color="#66ff00"/>
      <style:text-properties fo:font-size="10.5pt" style:font-size-asian="10.5pt" style:font-size-complex="10.5pt"/>
    </style:style>
    <style:style style:name="T1" style:family="text">
      <style:text-properties fo:font-size="24pt" style:text-underline-style="solid" style:text-underline-width="auto" style:text-underline-color="font-color" officeooo:rsid="002290fc" style:font-size-asian="24pt" style:font-size-complex="24pt"/>
    </style:style>
    <style:style style:name="T2" style:family="text">
      <style:text-properties fo:font-size="12pt"/>
    </style:style>
    <style:style style:name="T3" style:family="text">
      <style:text-properties fo:font-size="10.5pt" style:font-size-asian="10.5pt" style:font-size-complex="10.5pt"/>
    </style:style>
    <style:style style:name="gr1" style:family="graphic">
      <style:graphic-properties draw:stroke="solid" draw:marker-start="" draw:textarea-horizontal-align="justify" draw:textarea-vertical-align="middle" draw:auto-grow-height="false" fo:min-height="1.182cm" fo:min-width="2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757cm" fo:min-width="2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331a" draw:textarea-horizontal-align="justify" draw:textarea-vertical-align="middle" draw:auto-grow-height="false" fo:min-height="0.681cm" fo:min-width="0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43cm" fo:min-width="2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27cm" fo:min-width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513cm" fo:min-width="2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543cm" fo:min-width="2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7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66ff00" draw:textarea-horizontal-align="justify" draw:textarea-vertical-align="middle" draw:auto-grow-height="false" fo:min-height="0.644cm" fo:min-width="1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ff00" draw:textarea-horizontal-align="justify" draw:textarea-vertical-align="middle" draw:auto-grow-height="false" fo:min-height="0.557cm" fo:min-width="1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ff00" draw:textarea-horizontal-align="justify" draw:textarea-vertical-align="middle" draw:auto-grow-height="false" fo:min-height="0.728cm" fo:min-width="1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66ff00" draw:textarea-horizontal-align="justify" draw:textarea-vertical-align="middle" draw:auto-grow-height="false" fo:min-height="0.727cm" fo:min-width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66ff00" draw:textarea-horizontal-align="justify" draw:textarea-vertical-align="middle" draw:auto-grow-height="false" fo:min-height="0.817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66ff00" draw:textarea-horizontal-align="justify" draw:textarea-vertical-align="middle" draw:auto-grow-height="false" fo:min-height="0.73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ff00" draw:textarea-horizontal-align="justify" draw:textarea-vertical-align="middle" draw:auto-grow-height="false" fo:min-height="0.684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3333ff" draw:textarea-horizontal-align="justify" draw:textarea-vertical-align="middle" draw:auto-grow-height="false" fo:min-height="1.205cm" fo:min-width="2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3333ff" draw:textarea-horizontal-align="justify" draw:textarea-vertical-align="middle" draw:auto-grow-height="false" fo:min-height="1.258cm" fo:min-width="2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3333ff" draw:textarea-horizontal-align="justify" draw:textarea-vertical-align="middle" draw:auto-grow-height="false" fo:min-height="1.323cm" fo:min-width="2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3333ff" draw:textarea-horizontal-align="justify" draw:textarea-vertical-align="middle" draw:auto-grow-height="false" fo:min-height="1.355cm" fo:min-width="2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331a" draw:textarea-horizontal-align="justify" draw:textarea-vertical-align="middle" draw:auto-grow-height="false" fo:min-height="1.256cm" fo:min-width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3333ff" draw:textarea-horizontal-align="justify" draw:textarea-vertical-align="middle" draw:auto-grow-height="false" fo:min-height="1.501cm" fo:min-width="2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3333ff" draw:textarea-horizontal-align="justify" draw:textarea-vertical-align="middle" draw:auto-grow-height="false" fo:min-height="1.448cm" fo:min-width="2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66ff00" draw:textarea-horizontal-align="justify" draw:textarea-vertical-align="middle" draw:auto-grow-height="false" fo:min-height="0.728cm" fo:min-width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66ff00" draw:textarea-horizontal-align="justify" draw:textarea-vertical-align="middle" draw:auto-grow-height="false" fo:min-height="0.706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66ff00" draw:textarea-horizontal-align="justify" draw:textarea-vertical-align="middle" draw:auto-grow-height="false" fo:min-height="0.686cm" fo:min-width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66ff00" draw:textarea-horizontal-align="justify" draw:textarea-vertical-align="middle" draw:auto-grow-height="false" fo:min-height="0.623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66ff00" draw:textarea-horizontal-align="justify" draw:textarea-vertical-align="middle" draw:auto-grow-height="false" fo:min-height="0.6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66ff00" draw:textarea-horizontal-align="justify" draw:textarea-vertical-align="middle" draw:auto-grow-height="false" fo:min-height="0.642cm" fo:min-width="1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66ff00" draw:textarea-horizontal-align="justify" draw:textarea-vertical-align="middle" draw:auto-grow-height="false" fo:min-height="0.663cm" fo:min-width="1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66ff00" draw:textarea-horizontal-align="justify" draw:textarea-vertical-align="middle" draw:auto-grow-height="false" fo:min-height="0.665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66ff00" draw:textarea-horizontal-align="justify" draw:textarea-vertical-align="middle" draw:auto-grow-height="false" fo:min-height="0.836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66ff00" draw:textarea-horizontal-align="justify" draw:textarea-vertical-align="middle" draw:auto-grow-height="false" fo:min-height="0.857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66ff00" draw:textarea-horizontal-align="justify" draw:textarea-vertical-align="middle" draw:auto-grow-height="false" fo:min-height="0.857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66ff00" draw:textarea-horizontal-align="justify" draw:textarea-vertical-align="middle" draw:auto-grow-height="false" fo:min-height="0.834cm" fo:min-width="1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66ff00" draw:textarea-horizontal-align="justify" draw:textarea-vertical-align="middle" draw:auto-grow-height="false" fo:min-height="0.834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66ff00" draw:textarea-horizontal-align="justify" draw:textarea-vertical-align="middle" draw:auto-grow-height="false" fo:min-height="0.834cm" fo:min-width="1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name="Shape1" draw:style-name="gr1" draw:text-style-name="P6" svg:width="2.239cm" svg:height="1.183cm" svg:x="6.355cm" svg:y="0.28cm"><text:p><text:span text:style-name="T2"><text:s text:c="5"/></text:span><text:span text:style-name="T2">INDIA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" svg:width="2.147cm" svg:height="1.758cm" svg:x="6.443cm" svg:y="5.419cm"><text:p><text:s text:c="4"/>STATES 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8" svg:width="1.816cm" svg:height="1.361cm" svg:x="6.625cm" svg:y="2.912cm"><text:p><text:s/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4" draw:style-name="gr4" draw:text-style-name="P9" svg:x1="7.532cm" svg:y1="4.272cm" svg:x2="7.532cm" svg:y2="5.419cm"><text:p/></draw:line><draw:line text:anchor-type="paragraph" draw:z-index="4" draw:name="Shape5" draw:style-name="gr4" draw:text-style-name="P9" svg:x1="7.502cm" svg:y1="2.912cm" svg:x2="7.502cm" svg:y2="1.52cm"><text:p/></draw:line><draw:line text:anchor-type="paragraph" draw:z-index="5" draw:name="Shape6" draw:style-name="gr4" draw:text-style-name="P9" svg:x1="12.4cm" svg:y1="0.764cm" svg:x2="12.432cm" svg:y2="0.916cm"><text:p/></draw:line><draw:line text:anchor-type="paragraph" draw:z-index="6" draw:name="Shape7" draw:style-name="gr4" draw:text-style-name="P9" svg:x1="7.925cm" svg:y1="1.462cm" svg:x2="7.502cm" svg:y2="1.792cm"><text:p/></draw:line><draw:line text:anchor-type="paragraph" draw:z-index="7" draw:name="Shape8" draw:style-name="gr4" draw:text-style-name="P9" svg:x1="7.108cm" svg:y1="1.462cm" svg:x2="7.501cm" svg:y2="1.792cm"><text:p/></draw:line><draw:custom-shape text:anchor-type="paragraph" draw:z-index="8" draw:name="Shape9" draw:style-name="gr5" svg:width="2.027cm" svg:height="1.544cm" svg:x="13.822cm" svg:y="4.904cm"><text:p/><draw:enhanced-geometry svg:viewBox="0 0 21600 21600" draw:type="rectangle" draw:enhanced-path="M 0 0 L 21600 0 21600 21600 0 21600 0 0 Z N"/></draw:custom-shape><draw:line text:anchor-type="paragraph" draw:z-index="9" draw:name="Shape10" draw:style-name="gr4" draw:text-style-name="P9" svg:x1="8.59cm" svg:y1="5.75cm" svg:x2="13.822cm" svg:y2="5.72cm"><text:p/></draw:line><draw:line text:anchor-type="paragraph" draw:z-index="10" draw:name="Shape11" draw:style-name="gr4" draw:text-style-name="P9" svg:x1="14.88cm" svg:y1="6.447cm" svg:x2="14.82cm" svg:y2="9.5cm"><text:p/></draw:line><draw:custom-shape text:anchor-type="paragraph" draw:z-index="11" draw:name="Shape12" draw:style-name="gr6" svg:width="1.724cm" svg:height="1.271cm" svg:x="14.034cm" svg:y="9.5cm"><text:p><text:s/>Cuisines</text:p><draw:enhanced-geometry svg:viewBox="0 0 21600 21600" draw:type="rectangle" draw:enhanced-path="M 0 0 L 21600 0 21600 21600 0 21600 0 0 Z N"/></draw:custom-shape><draw:line text:anchor-type="paragraph" draw:z-index="12" draw:name="Shape13" draw:style-name="gr4" draw:text-style-name="P9" svg:x1="7.502cm" svg:y1="6.689cm" svg:x2="7.502cm" svg:y2="9.319cm"><text:p/></draw:line><draw:custom-shape text:anchor-type="paragraph" draw:z-index="14" draw:name="Shape9" draw:style-name="gr8" svg:width="2.027cm" svg:height="1.544cm" svg:x="13.822cm" svg:y="4.904cm"><text:p><text:s text:c="4"/><text:span text:style-name="T3">Famous</text:span></text:p><text:p><text:span text:style-name="T3"><text:s text:c="6"/></text:span><text:span text:style-name="T3">Places</text:span></text:p><draw:enhanced-geometry svg:viewBox="0 0 21600 21600" draw:type="rectangle" draw:enhanced-path="M 0 0 L 21600 0 21600 21600 0 21600 0 0 Z N"/></draw:custom-shape><draw:line text:anchor-type="paragraph" draw:z-index="15" draw:name="Shape15" draw:style-name="gr4" draw:text-style-name="P9" svg:x1="8.59cm" svg:y1="6.689cm" svg:x2="14.033cm" svg:y2="9.501cm"><text:p/></draw:line><draw:line text:anchor-type="paragraph" draw:z-index="16" draw:name="Shape16" draw:style-name="gr4" draw:text-style-name="P9" svg:x1="8.715cm" svg:y1="10.075cm" svg:x2="14.033cm" svg:y2="10.075cm"><text:p/></draw:line><draw:line text:anchor-type="paragraph" draw:z-index="17" draw:name="Shape17" draw:style-name="gr4" draw:text-style-name="P9" svg:x1="6.444cm" svg:y1="6.689cm" svg:x2="1.667cm" svg:y2="9.379cm"><text:p/></draw:line><draw:custom-shape text:anchor-type="paragraph" draw:z-index="18" draw:name="Shape18" draw:style-name="gr9" svg:width="1.756cm" svg:height="1.271cm" svg:x="-0.088cm" svg:y="9.379cm"><text:p><text:s/>Clothing</text:p><draw:enhanced-geometry svg:viewBox="0 0 21600 21600" draw:type="rectangle" draw:enhanced-path="M 0 0 L 21600 0 21600 21600 0 21600 0 0 Z N"/></draw:custom-shape><draw:line text:anchor-type="paragraph" draw:z-index="19" draw:name="Shape19" draw:style-name="gr4" draw:text-style-name="P9" svg:x1="1.667cm" svg:y1="10.014cm" svg:x2="6.234cm" svg:y2="10.016cm"><text:p/></draw:line><draw:custom-shape text:anchor-type="paragraph" draw:z-index="13" draw:name="Shape14" draw:style-name="gr7" draw:text-style-name="P6" svg:width="2.483cm" svg:height="1.514cm" svg:x="6.234cm" svg:y="9.349cm"><text:p><text:span text:style-name="T2"><text:s text:c="7"/></text:span><text:span text:style-name="T2">About</text:span></text:p><draw:enhanced-geometry svg:viewBox="0 0 21600 21600" draw:type="rectangle" draw:enhanced-path="M 0 0 L 21600 0 21600 21600 0 21600 0 0 Z N"/></draw:custom-shape><draw:custom-shape text:anchor-type="paragraph" draw:z-index="20" draw:name="Shape20" draw:style-name="gr10" draw:text-style-name="P10" svg:width="2.239cm" svg:height="0.909cm" svg:x="2.452cm" svg:y="4.057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1" draw:style-name="gr11" draw:text-style-name="P10" svg:width="2.239cm" svg:height="0.787cm" svg:x="2.422cm" svg:y="5.902cm"><text:p><text:s text:c="3"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4" draw:style-name="gr12" draw:text-style-name="P10" svg:width="2.511cm" svg:height="1.029cm" svg:x="11.887cm" svg:y="2.304cm"><text:p><text:s text:c="2"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5" draw:style-name="gr13" draw:text-style-name="P10" svg:width="2.391cm" svg:height="1.027cm" svg:x="15.757cm" svg:y="2.214cm"><text:p><text:s text:c="3"/>Plac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6" draw:style-name="gr4" draw:text-style-name="P9" svg:x1="13.127cm" svg:y1="3.332cm" svg:x2="14.639cm" svg:y2="4.904cm"><text:p/></draw:line><draw:line text:anchor-type="paragraph" draw:z-index="27" draw:name="Shape27" draw:style-name="gr4" draw:text-style-name="P9" svg:x1="16.937cm" svg:y1="3.24cm" svg:x2="15.214cm" svg:y2="4.903cm"><text:p/></draw:line><draw:custom-shape text:anchor-type="paragraph" draw:z-index="28" draw:name="Shape28" draw:style-name="gr12" draw:text-style-name="P10" svg:width="2.511cm" svg:height="1.029cm" svg:x="12.099cm" svg:y="12.494cm"><text:p><text:s text:c="3"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29" draw:style-name="gr14" draw:text-style-name="P10" svg:width="2.544cm" svg:height="1.156cm" svg:x="15.422cm" svg:y="12.434cm"><text:p><text:s text:c="4"/>Foo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30" draw:style-name="gr4" draw:text-style-name="P9" svg:x1="14.578cm" svg:y1="10.77cm" svg:x2="13.458cm" svg:y2="12.493cm"><text:p/></draw:line><draw:line text:anchor-type="paragraph" draw:z-index="31" draw:name="Shape31" draw:style-name="gr4" draw:text-style-name="P9" svg:x1="15.152cm" svg:y1="10.77cm" svg:x2="16.544cm" svg:y2="12.433cm"><text:p/></draw:line><draw:custom-shape text:anchor-type="paragraph" draw:z-index="32" draw:name="Shape32" draw:style-name="gr15" draw:text-style-name="P10" svg:width="2.117cm" svg:height="1.031cm" svg:x="-1.115cm" svg:y="12.37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3" draw:style-name="gr16" draw:text-style-name="P10" svg:width="2.117cm" svg:height="0.967cm" svg:x="1.425cm" svg:y="12.434cm"><text:p>Cloth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4" draw:text-style-name="P9" svg:x1="0.517cm" svg:y1="10.649cm" svg:x2="-0.056cm" svg:y2="12.371cm"><text:p/></draw:line><draw:line text:anchor-type="paragraph" draw:z-index="35" draw:name="Shape35" draw:style-name="gr4" draw:text-style-name="P9" svg:x1="0.94cm" svg:y1="10.649cm" svg:x2="2.513cm" svg:y2="12.434cm"><text:p/></draw:line><draw:custom-shape text:anchor-type="paragraph" draw:z-index="36" draw:name="Shape36" draw:style-name="gr17" draw:text-style-name="P11" svg:width="2.692cm" svg:height="1.333cm" svg:x="-1.177cm" svg:y="16.261cm"><text:p><text:s text:c="5"/>Distric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Shape37" draw:style-name="gr18" draw:text-style-name="P11" svg:width="2.966cm" svg:height="1.392cm" svg:x="3.328cm" svg:y="16.175cm"><text:p><text:s text:c="4"/>STD Cod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38" draw:style-name="gr19" draw:text-style-name="P11" svg:width="3.114cm" svg:height="1.465cm" svg:x="9.197cm" svg:y="16.062cm"><text:p><text:s text:c="4"/>Popul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39" draw:style-name="gr20" draw:text-style-name="P11" svg:width="3.116cm" svg:height="1.5cm" svg:x="14.427cm" svg:y="16.062cm"><text:p><text:s text:c="6"/>Hospital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41" draw:style-name="gr21" draw:text-style-name="P8" svg:width="2.541cm" svg:height="2.511cm" svg:x="6.324cm" svg:y="11.957cm"><text:p>Contain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Shape42" draw:style-name="gr4" draw:text-style-name="P9" svg:x1="7.564cm" svg:y1="11.957cm" svg:x2="7.564cm" svg:y2="10.862cm"><text:p/></draw:line><draw:line text:anchor-type="paragraph" draw:z-index="42" draw:name="Shape43" draw:style-name="gr4" draw:text-style-name="P9" svg:x1="7.563cm" svg:y1="14.467cm" svg:x2="0.275cm" svg:y2="16.261cm"><text:p/></draw:line><draw:line text:anchor-type="paragraph" draw:z-index="43" draw:name="Shape44" draw:style-name="gr4" draw:text-style-name="P9" svg:x1="4.872cm" svg:y1="16.174cm" svg:x2="7.564cm" svg:y2="14.467cm"><text:p/></draw:line><draw:line text:anchor-type="paragraph" draw:z-index="44" draw:name="Shape45" draw:style-name="gr4" draw:text-style-name="P9" svg:x1="10.707cm" svg:y1="16.062cm" svg:x2="7.564cm" svg:y2="14.467cm"><text:p/></draw:line><draw:line text:anchor-type="paragraph" draw:z-index="45" draw:name="Shape46" draw:style-name="gr4" draw:text-style-name="P9" svg:x1="16.061cm" svg:y1="16.062cm" svg:x2="7.564cm" svg:y2="14.467cm"><text:p/></draw:line><draw:custom-shape text:anchor-type="paragraph" draw:z-index="46" draw:name="Shape40" draw:style-name="gr22" draw:text-style-name="P11" svg:width="3.024cm" svg:height="1.664cm" svg:x="9.529cm" svg:y="20.869cm"><text:p><text:s text:c="4"/>Coordina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Shape47" draw:style-name="gr23" draw:text-style-name="P11" svg:width="3.056cm" svg:height="1.604cm" svg:x="3.51cm" svg:y="20.899cm"><text:p><text:s text:c="6"/>Websi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name="Shape48" draw:style-name="gr4" draw:text-style-name="P9" svg:x1="5.024cm" svg:y1="20.898cm" svg:x2="7.564cm" svg:y2="14.467cm"><text:p/></draw:line><draw:line text:anchor-type="paragraph" draw:z-index="49" draw:name="Shape49" draw:style-name="gr4" draw:text-style-name="P9" svg:x1="10.859cm" svg:y1="20.868cm" svg:x2="7.564cm" svg:y2="14.467cm"><text:p/></draw:line><draw:custom-shape text:anchor-type="paragraph" draw:z-index="50" draw:name="Shape50" draw:style-name="gr24" draw:text-style-name="P10" svg:width="1.572cm" svg:height="1.029cm" svg:x="-1.842cm" svg:y="19.032cm"><text:p><text:s/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1" draw:style-name="gr25" draw:text-style-name="P10" svg:width="1.512cm" svg:height="0.999cm" svg:x="0.397cm" svg:y="19.001cm"><text:p><text:s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2" draw:style-name="gr26" draw:text-style-name="P12" svg:width="1.634cm" svg:height="0.969cm" svg:x="2.633cm" svg:y="19.001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53" draw:style-name="gr4" draw:text-style-name="P9" svg:x1="-1.055cm" svg:y1="19.032cm" svg:x2="-0.088cm" svg:y2="17.593cm"><text:p/></draw:line><draw:line text:anchor-type="paragraph" draw:z-index="54" draw:name="Shape54" draw:style-name="gr4" draw:text-style-name="P9" svg:x1="1.122cm" svg:y1="19.001cm" svg:x2="0.245cm" svg:y2="17.593cm"><text:p/></draw:line><draw:line text:anchor-type="paragraph" draw:z-index="55" draw:name="Shape55" draw:style-name="gr4" draw:text-style-name="P9" svg:x1="3.542cm" svg:y1="19.001cm" svg:x2="4.509cm" svg:y2="17.567cm"><text:p/></draw:line><draw:line text:anchor-type="paragraph" draw:z-index="56" draw:name="Shape56" draw:style-name="gr4" draw:text-style-name="P9" svg:x1="5.173cm" svg:y1="17.567cm" svg:x2="6.896cm" svg:y2="18.978cm"><text:p/></draw:line><draw:custom-shape text:anchor-type="paragraph" draw:z-index="57" draw:name="Shape57" draw:style-name="gr27" draw:text-style-name="P10" svg:width="1.271cm" svg:height="0.877cm" svg:x="6.294cm" svg:y="18.978cm"><text:p>Co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58" draw:style-name="gr28" draw:text-style-name="P12" svg:width="1.512cm" svg:height="0.847cm" svg:x="10.354cm" svg:y="18.891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59" draw:style-name="gr29" draw:text-style-name="P12" svg:width="1.664cm" svg:height="0.907cm" svg:x="12.4cm" svg:y="18.831cm"><text:p><text:span text:style-name="T3">Popul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60" draw:style-name="gr30" draw:text-style-name="P12" svg:width="1.602cm" svg:height="0.939cm" svg:x="14.579cm" svg:y="18.8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61" draw:style-name="gr31" draw:text-style-name="P12" svg:width="1.512cm" svg:height="0.937cm" svg:x="16.785cm" svg:y="18.831cm"><text:p><text:span text:style-name="T3"><text:s text:c="3"/></text:span><text:span text:style-name="T3">Inf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2" draw:style-name="gr4" draw:text-style-name="P9" svg:x1="11.131cm" svg:y1="18.891cm" svg:x2="10.859cm" svg:y2="17.526cm"><text:p/></draw:line><draw:line text:anchor-type="paragraph" draw:z-index="63" draw:name="Shape63" draw:style-name="gr4" draw:text-style-name="P9" svg:x1="11.13cm" svg:y1="17.526cm" svg:x2="13.247cm" svg:y2="18.831cm"><text:p/></draw:line><draw:line text:anchor-type="paragraph" draw:z-index="64" draw:name="Shape64" draw:style-name="gr4" draw:text-style-name="P9" svg:x1="15.968cm" svg:y1="17.561cm" svg:x2="15.333cm" svg:y2="18.799cm"><text:p/></draw:line><draw:line text:anchor-type="paragraph" draw:z-index="65" draw:name="Shape65" draw:style-name="gr4" draw:text-style-name="P9" svg:x1="16.454cm" svg:y1="17.561cm" svg:x2="17.542cm" svg:y2="18.831cm"><text:p/></draw:line><draw:custom-shape text:anchor-type="paragraph" draw:z-index="66" draw:name="Shape66" draw:style-name="gr32" draw:text-style-name="P10" svg:width="2.481cm" svg:height="1.179cm" svg:x="0.85cm" svg:y="24.28cm"><text:p><text:s text:c="2"/>ID_D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67" draw:style-name="gr33" draw:text-style-name="P10" svg:width="2.481cm" svg:height="1.211cm" svg:x="5.295cm" svg:y="24.188cm"><text:p><text:s text:c="4"/>UR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68" draw:style-name="gr34" draw:text-style-name="P10" svg:width="2.329cm" svg:height="1.211cm" svg:x="8.289cm" svg:y="24.188cm"><text:p><text:s text:c="2"/>ID_D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69" draw:style-name="gr35" draw:text-style-name="P10" svg:width="2.269cm" svg:height="1.181cm" svg:x="11.705cm" svg:y="24.188cm"><text:p>Latitu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70" draw:style-name="gr36" draw:text-style-name="P10" svg:width="2.844cm" svg:height="1.181cm" svg:x="15.122cm" svg:y="24.128cm"><text:p>Longitu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" draw:name="Shape71" draw:style-name="gr4" draw:text-style-name="P9" svg:x1="2.12cm" svg:y1="24.28cm" svg:x2="4.78cm" svg:y2="22.502cm"><text:p/></draw:line><draw:line text:anchor-type="paragraph" draw:z-index="72" draw:name="Shape72" draw:style-name="gr4" draw:text-style-name="P9" svg:x1="6.625cm" svg:y1="24.188cm" svg:x2="5.235cm" svg:y2="22.502cm"><text:p/></draw:line><draw:line text:anchor-type="paragraph" draw:z-index="73" draw:name="Shape73" draw:style-name="gr4" draw:text-style-name="P9" svg:x1="9.529cm" svg:y1="24.188cm" svg:x2="10.889cm" svg:y2="22.532cm"><text:p/></draw:line><draw:line text:anchor-type="paragraph" draw:z-index="74" draw:name="Shape74" draw:style-name="gr4" draw:text-style-name="P9" svg:x1="12.764cm" svg:y1="24.188cm" svg:x2="11.162cm" svg:y2="22.532cm"><text:p/></draw:line><draw:line text:anchor-type="paragraph" draw:z-index="75" draw:name="Shape75" draw:style-name="gr4" draw:text-style-name="P9" svg:x1="11.553cm" svg:y1="22.532cm" svg:x2="16.18cm" svg:y2="24.128cm"><text:p/></draw:line><draw:custom-shape text:anchor-type="paragraph" draw:z-index="76" draw:name="Shape76" draw:style-name="gr34" draw:text-style-name="P10" svg:width="2.329cm" svg:height="1.211cm" svg:x="9.83cm" svg:y="10.739cm"><text:p><text:s text:c="2"/>INFO et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Shape77" draw:style-name="gr37" draw:text-style-name="P10" svg:width="2.359cm" svg:height="1.181cm" svg:x="3.149cm" svg:y="10.859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78" draw:style-name="gr4" draw:text-style-name="P9" svg:x1="4.357cm" svg:y1="10.859cm" svg:x2="6.234cm" svg:y2="10.287cm"><text:p/></draw:line><draw:line text:anchor-type="paragraph" draw:z-index="79" draw:name="Shape79" draw:style-name="gr4" draw:text-style-name="P9" svg:x1="8.715cm" svg:y1="10.287cm" svg:x2="10.858cm" svg:y2="10.739cm"><text:p/></draw:line></text:p>
      <text:p text:style-name="P2"/>
      <text:p text:style-name="P2"/>
      <text:p text:style-name="P2"><draw:line text:anchor-type="paragraph" draw:z-index="22" draw:name="Shape22" draw:style-name="gr4" draw:text-style-name="P9" svg:x1="4.69cm" svg:y1="0.677cm" svg:x2="6.443cm" svg:y2="1.896cm"><text:p/></draw:line></text:p>
      <text:p text:style-name="P2"><draw:line text:anchor-type="paragraph" draw:z-index="23" draw:name="Shape23" draw:style-name="gr4" draw:text-style-name="P9" svg:x1="4.66cm" svg:y1="1.102cm" svg:x2="6.443cm" svg:y2="0.96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227cbd" officeooo:paragraph-rsid="002290fc" style:font-size-asian="18pt" style:font-weight-asian="bold" style:font-size-complex="18pt" style:font-weight-complex="bold"/>
    </style:style>
    <style:style style:name="MT1" style:family="text">
      <style:text-properties fo:font-size="24pt" style:text-underline-style="solid" style:text-underline-width="auto" style:text-underline-color="font-color" officeooo:rsid="002290fc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ENTITY <text:s text:c="2"/>- <text:s/>RELATIONSHIP <text:s text:c="3"/>DIAGR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57:53.733701163</meta:creation-date>
    <dc:date>2017-02-13T11:28:13.327627214</dc:date>
    <meta:editing-duration>PT23M1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1" meta:word-count="4" meta:character-count="36" meta:non-whitespace-character-count="26"/>
  </office:meta>
</office:document-meta>
</file>